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 </text:span></text:p>
      <text:p text:style-name="P1"><text:span text:style-name="T1">&lt;html&gt; </text:span></text:p>
      <text:p text:style-name="P1"><text:span text:style-name="T1">    &lt;head&gt; </text:span></text:p>
      <text:p text:style-name="P1"><text:span text:style-name="T1">        &lt;meta charset="utf-8" /&gt; </text:span></text:p>
      <text:p text:style-name="P1"><text:span text:style-name="T1">        &lt;title&gt;Le titre de la page&lt;/title&gt; </text:span></text:p>
      <text:p text:style-name="P1"><text:span text:style-name="T1">       </text:span></text:p>
      <text:p text:style-name="P1"><text:span text:style-name="T1">    &lt;/head&gt; </text:span></text:p>
      <text:p text:style-name="P1"><text:span text:style-name="T1"> </text:span></text:p>
      <text:p text:style-name="P1"><text:span text:style-name="T1">    &lt;body&gt; </text:span></text:p>
      <text:p text:style-name="P1"><text:span text:style-name="T1">    &lt;div&gt; </text:span></text:p>
      <text:p text:style-name="P1"><text:span text:style-name="T1">        &lt;p id="mon_texte1"&gt;Un peu de texte &lt;a&gt;et un lien &lt;/a&gt;&lt;/p&gt; </text:span></text:p>
      <text:p text:style-name="P1"><text:span text:style-name="T1">    &lt;/div&gt; </text:span></text:p>
      <text:p text:style-name="P1"><text:span text:style-name="T1"> </text:span></text:p>
      <text:p text:style-name="P1"><text:span text:style-name="T1">    &lt;script&gt; </text:span></text:p>
      <text:p text:style-name="P1"><text:span text:style-name="T1">        var mon_ajout = document.createElement('a'); </text:span></text:p>
      <text:p text:style-name="P1"><text:span text:style-name="T1"> </text:span></text:p>
      <text:p text:style-name="P1"><text:span text:style-name="T1">        mon_ajout.id    = 'sti_lien'; </text:span></text:p>
      <text:p text:style-name="P1"><text:span text:style-name="T1">        mon_ajout.href  = '</text:span><text:a xlink:href="http://www.onisep.fr/Ressources/Univers-Lycee/Lycees/Ile-de-France/Seine-St-Denis/Lycee-Jean-Rostand"><text:span text:style-name="T2">http://www.onisep.fr/Ressources/Univers-Lycee/Lycees/Ile-de-France/Seine-St-Denis/Lycee-Jean-Rostand</text:span></text:a><text:span text:style-name="T3">'; </text:span></text:p>
      <text:p text:style-name="P1"><text:span text:style-name="T3"> </text:span></text:p>
      <text:p text:style-name="P1"><text:span text:style-name="T3">        document.getElementById('mon_texte1').appendChild(mon_ajout); </text:span></text:p>
      <text:p text:style-name="P1"><text:span text:style-name="T3">        var newLinkText = document.createTextNode("Le Site de l'onisep du lycée"); </text:span></text:p>
      <text:p text:style-name="P1"><text:span text:style-name="T3">        mon_ajout.appendChild(newLinkText); </text:span></text:p>
      <text:p text:style-name="P1"><text:span text:style-name="T3">    &lt;/script&gt; </text:span></text:p>
      <text:p text:style-name="P1"><text:span text:style-name="T3">&lt;/body&gt; </text:span></text:p>
      <text:p text:style-name="P1"><text:span text:style-name="T3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